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1f4c6"/>
    </style:style>
    <style:style style:name="T1" style:family="text">
      <style:text-properties officeooo:rsid="0011f4c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Você é uma pessoa, família, pequena empresa ou startup apaixonada por sustentabilidade e qualidade de vida? Junte-se ao nosso projeto Aromalma <text:span text:style-name="T1">e c</text:span>omercialize conosco alimentos orgânicos, cosméticos naturais e produtos de limpeza ecológicos, cultivados por fazendas familiares, promovendo um estilo de vida consciente e apoiando comunidades locais.</text:p>
      <text:p text:style-name="P1">Faça parte dessa jornada pelo bem-estar e por um futuro mais sustentável!</text:p>
      <text:p text:style-name="P1"/>
      <text:p text:style-name="P1">---</text:p>
      <text:p text:style-name="P1"/>
      <text:p text:style-name="P1">Em busca de um propósito que harmonize paixão e impacto positivo? Junte-se a nós no projeto "Aromalma", onde temos o compromisso de promover alimentos orgânicos, cosméticos naturais e produtos de limpeza ecológicos provenientes de agricultura familiar. Se você compartilha nossa visão de um futuro mais sustentável e quer fazer parte dessa jornada, venha fazer a diferença conosco na equipe Aromalma!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8-09T22:34:24.882000000</meta:creation-date>
    <dc:date>2023-08-09T22:39:24.375000000</dc:date>
    <meta:editing-duration>PT4M59S</meta:editing-duration>
    <meta:editing-cycles>3</meta:editing-cycles>
    <meta:generator>LibreOffice/7.3.3.2$Windows_X86_64 LibreOffice_project/d1d0ea68f081ee2800a922cac8f79445e4603348</meta:generator>
    <meta:document-statistic meta:table-count="0" meta:image-count="0" meta:object-count="0" meta:page-count="1" meta:paragraph-count="4" meta:word-count="120" meta:character-count="823" meta:non-whitespace-character-count="707"/>
  </office:meta>
</office:document-meta>
</file>